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71cm" fo:min-width="3.945cm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1.532cm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1.405cm"/>
    </style:style>
    <style:style style:name="gr4" style:family="graphic" style:parent-style-name="standard">
      <style:graphic-properties draw:textarea-horizontal-align="justify" draw:textarea-vertical-align="middle" draw:auto-grow-height="false" fo:min-height="3.433cm" fo:min-width="1.913cm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1.106cm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1.67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4.445cm" svg:height="2.921cm" svg:x="13.254cm" svg:y="9.028cm">
          <text:p text:style-name="P1">uC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032cm" svg:height="2.032cm" svg:x="6.18cm" svg:y="9.028cm">
          <text:p text:style-name="P1">Battery</text:p>
          <text:p text:style-name="P1">3V-4.5V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905cm" svg:height="1.016cm" svg:x="22.422cm" svg:y="9.228cm">
          <text:p text:style-name="P1">Led_0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413cm" svg:height="3.683cm" svg:x="19.007cm" svg:y="9.028cm">
          <text:p text:style-name="P1">Power</text:p>
          <text:p text:style-name="P1">adap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9" draw:id="id9" draw:layer="layout" svg:width="1.905cm" svg:height="1.016cm" svg:x="22.422cm" svg:y="11.528cm">
          <text:p text:style-name="P1">Led_01</text:p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1.606cm" svg:height="1.016cm" svg:x="15.921cm" svg:y="9.228cm">
          <text:p text:style-name="P2">GPIO01</text:p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1.606cm" svg:height="1.016cm" svg:x="15.921cm" svg:y="10.728cm">
          <text:p text:style-name="P2">GPIO01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032cm" svg:height="2.032cm" svg:x="9.68cm" svg:y="9.028cm">
          <text:p text:style-name="P1">switch</text:p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2.172cm" svg:height="1.016cm" svg:x="19.121cm" svg:y="9.228cm">
          <text:p text:style-name="P2">Transistor</text:p>
          <text:p text:style-name="P2">Modo switch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2.172cm" svg:height="1.016cm" svg:x="19.121cm" svg:y="11.528cm">
          <text:p text:style-name="P2">Transistor</text:p>
          <text:p text:style-name="P2">Modo switch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8.212cm" svg:y1="10.044cm" svg:x2="9.68cm" svg:y2="10.044cm" draw:start-shape="id1" draw:start-glue-point="1" draw:end-shape="id2" draw:end-glue-point="3" svg:d="M8212 10044h1468" svg:viewBox="0 0 1469 1">
          <text:p/>
        </draw:connector>
        <draw:connector draw:style-name="gr7" draw:text-style-name="P3" draw:layer="layout" svg:x1="11.712cm" svg:y1="10.044cm" svg:x2="13.254cm" svg:y2="10.488cm" draw:start-shape="id2" draw:start-glue-point="1" draw:end-shape="id3" svg:d="M11712 10044h771v444h771" svg:viewBox="0 0 1543 445">
          <text:p/>
        </draw:connector>
        <draw:connector draw:style-name="gr8" draw:text-style-name="P4" draw:layer="layout" svg:x1="17.527cm" svg:y1="9.736cm" svg:x2="19.121cm" svg:y2="9.736cm" draw:start-shape="id4" draw:start-glue-point="1" draw:end-shape="id5" draw:end-glue-point="3" svg:d="M17527 9736h1594" svg:viewBox="0 0 1595 1">
          <text:p/>
        </draw:connector>
        <draw:connector draw:style-name="gr8" draw:text-style-name="P4" draw:layer="layout" svg:x1="17.527cm" svg:y1="11.236cm" svg:x2="19.121cm" svg:y2="12.036cm" draw:start-shape="id6" draw:start-glue-point="1" draw:end-shape="id7" draw:end-glue-point="3" svg:d="M17527 11236h797v800h797" svg:viewBox="0 0 1595 801">
          <text:p/>
        </draw:connector>
        <draw:connector draw:style-name="gr9" draw:text-style-name="P4" draw:layer="layout" draw:type="line" svg:x1="21.293cm" svg:y1="9.736cm" svg:x2="22.422cm" svg:y2="9.736cm" draw:start-shape="id5" draw:start-glue-point="1" draw:end-shape="id8" draw:end-glue-point="3" svg:d="M21293 9736h1129" svg:viewBox="0 0 1130 1">
          <text:p/>
        </draw:connector>
        <draw:connector draw:style-name="gr9" draw:text-style-name="P4" draw:layer="layout" draw:type="line" svg:x1="21.293cm" svg:y1="12.036cm" svg:x2="22.422cm" svg:y2="12.036cm" draw:start-shape="id7" draw:start-glue-point="1" draw:end-shape="id9" draw:end-glue-point="3" svg:d="M21293 12036h1129" svg:viewBox="0 0 1130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7T20:27:59.285507571</meta:creation-date>
    <dc:date>2017-06-17T20:35:34.907321929</dc:date>
    <meta:editing-duration>PT7M36S</meta:editing-duration>
    <meta:editing-cycles>1</meta:editing-cycles>
    <meta:document-statistic meta:object-count="16"/>
    <meta:generator>LibreOffice/5.1.6.2$Linux_X86_64 LibreOffice_project/10m0$Build-2</meta:generator>
  </office:meta>
</office:document-meta>
</file>